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WebExchangeTests.transformUrlWithMultipleEn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WebExchangeTests.creat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WebExchangeTests.transformUrl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WebExchangeTests.transformUrlWith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WebExchangeTests.createExchange( Mock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